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528cm" fo:min-width="4.453cm"/>
    </style:style>
    <style:style style:name="gr2" style:family="graphic" style:parent-style-name="standard">
      <style:graphic-properties draw:fill-color="#f7a19a" draw:textarea-horizontal-align="justify" draw:textarea-vertical-align="middle" draw:auto-grow-height="false" fo:min-height="1.528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4.957cm" fo:min-width="15.629cm"/>
    </style:style>
    <style:style style:name="gr4" style:family="graphic" style:parent-style-name="standard">
      <style:graphic-properties svg:stroke-width="0.106cm" svg:stroke-color="#fdc578" draw:marker-start-width="0.359cm" draw:marker-end-width="0.359cm" draw:textarea-horizontal-align="justify" draw:textarea-vertical-align="middle" draw:auto-grow-height="false" fo:min-height="1.401cm" fo:min-width="4.453cm" fo:padding-top="0.178cm" fo:padding-bottom="0.178cm" fo:padding-left="0.303cm" fo:padding-right="0.303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457cm" fo:min-width="3.183cm"/>
    </style:style>
    <style:style style:name="gr6" style:family="graphic" style:parent-style-name="standard">
      <style:graphic-properties draw:stroke="none" svg:stroke-color="#000000" draw:fill="none" draw:fill-color="#ffffff" fo:min-height="3.226cm"/>
    </style:style>
    <style:style style:name="gr7" style:family="graphic" style:parent-style-name="standard">
      <style:graphic-properties svg:stroke-width="0.106cm" svg:stroke-color="#fdc578" draw:marker-start-width="0.359cm" draw:marker-end-width="0.359cm" draw:textarea-horizontal-align="justify" draw:textarea-vertical-align="middle" draw:auto-grow-height="false" fo:min-height="1.295cm" fo:min-width="4.347cm" fo:padding-top="0.178cm" fo:padding-bottom="0.178cm" fo:padding-left="0.303cm" fo:padding-right="0.303cm"/>
    </style:style>
    <style:style style:name="gr8" style:family="graphic" style:parent-style-name="standard">
      <style:graphic-properties draw:fill-color="#ef413d" draw:textarea-horizontal-align="justify" draw:textarea-vertical-align="middle" draw:auto-grow-height="false" fo:min-height="1.097cm" fo:min-width="0.938cm"/>
    </style:style>
    <style:style style:name="gr9" style:family="graphic" style:parent-style-name="standard">
      <style:graphic-properties draw:stroke="none" svg:stroke-color="#000000" draw:fill="none" draw:fill-color="#ffffff" fo:min-height="2.03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12.835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2" style:family="graphic" style:parent-style-name="Default_5f_1">
      <style:graphic-properties draw:fill-color="#cccccc" draw:textarea-horizontal-align="justify" draw:textarea-vertical-align="middle" draw:auto-grow-height="false" fo:min-height="1.528cm" fo:min-width="4.453cm"/>
    </style:style>
    <style:style style:name="gr13" style:family="graphic" style:parent-style-name="Default_5f_1">
      <style:graphic-properties draw:fill-color="#f7a19a" draw:textarea-horizontal-align="justify" draw:textarea-vertical-align="middle" draw:auto-grow-height="false" fo:min-height="1.528cm" fo:min-width="4.453cm"/>
    </style:style>
    <style:style style:name="gr14" style:family="graphic" style:parent-style-name="standard">
      <style:graphic-properties draw:stroke="none" svg:stroke-color="#000000" draw:fill="none" draw:fill-color="#ffffff" fo:min-height="2.60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1.305cm"/>
    </style:style>
    <style:style style:name="gr17" style:family="graphic" style:parent-style-name="standard">
      <style:graphic-properties draw:textarea-horizontal-align="justify" draw:textarea-vertical-align="middle" draw:auto-grow-height="false" fo:min-height="3.791cm" fo:min-width="3.272cm"/>
    </style:style>
    <style:style style:name="gr18" style:family="graphic" style:parent-style-name="standard">
      <style:graphic-properties draw:stroke="none" draw:fill="none" fo:min-height="7.622cm"/>
    </style:style>
    <style:style style:name="gr19" style:family="graphic" style:parent-style-name="Default_5f_1_5f_2">
      <style:graphic-properties draw:fill-color="#ed1c24" draw:textarea-horizontal-align="justify" draw:textarea-vertical-align="middle" draw:auto-grow-height="false" fo:min-height="1.528cm" fo:min-width="4.453cm"/>
    </style:style>
    <style:style style:name="gr20" style:family="graphic" style:parent-style-name="Default_5f_1_5f_2">
      <style:graphic-properties draw:fill-color="#cccccc" draw:textarea-horizontal-align="justify" draw:textarea-vertical-align="middle" draw:auto-grow-height="false" fo:min-height="1.528cm" fo:min-width="4.453cm"/>
    </style:style>
    <style:style style:name="gr21" style:family="graphic" style:parent-style-name="Default_5f_1_5f_2">
      <style:graphic-properties draw:fill-color="#dddddd" draw:textarea-horizontal-align="justify" draw:textarea-vertical-align="middle" draw:auto-grow-height="false" fo:min-height="1.528cm" fo:min-width="4.453cm"/>
    </style:style>
    <style:style style:name="gr22" style:family="graphic" style:parent-style-name="Default_5f_1_5f_2">
      <style:graphic-properties draw:textarea-horizontal-align="justify" draw:textarea-vertical-align="middle" draw:auto-grow-height="false" fo:min-height="4.957cm" fo:min-width="15.629cm"/>
    </style:style>
    <style:style style:name="gr23" style:family="graphic" style:parent-style-name="Default_5f_1_5f_2">
      <style:graphic-properties draw:stroke="none" svg:stroke-color="#000000" draw:fill="none" draw:fill-color="#ffffff" fo:min-height="3.937cm"/>
    </style:style>
    <style:style style:name="gr24" style:family="graphic" style:parent-style-name="Default_5f_1">
      <style:graphic-properties draw:stroke="none" svg:stroke-color="#000000" draw:fill="none" draw:fill-color="#ffffff" fo:min-height="2.609cm"/>
    </style:style>
    <style:style style:name="gr25" style:family="graphic" style:parent-style-name="Default_5f_1">
      <style:graphic-properties draw:fill-color="#ffffff" draw:textarea-horizontal-align="justify" draw:textarea-vertical-align="middle" draw:auto-grow-height="false" fo:min-height="1.274cm" fo:min-width="12.835cm"/>
    </style:style>
    <style:style style:name="gr26" style:family="graphic" style:parent-style-name="Default_5f_1">
      <style:graphic-properties draw:textarea-horizontal-align="justify" draw:textarea-vertical-align="middle" draw:auto-grow-height="false" fo:min-height="1.274cm" fo:min-width="3.056cm"/>
    </style:style>
    <style:style style:name="gr27" style:family="graphic" style:parent-style-name="standard">
      <style:graphic-properties draw:textarea-horizontal-align="justify" draw:textarea-vertical-align="middle" draw:auto-grow-height="false" fo:min-height="18.324cm" fo:min-width="17.661cm"/>
    </style:style>
    <style:style style:name="gr28" style:family="graphic" style:parent-style-name="Default_5f_1">
      <style:graphic-properties svg:stroke-width="0.106cm" svg:stroke-color="#fdc578" draw:marker-start-width="0.359cm" draw:marker-end-width="0.359cm" draw:textarea-horizontal-align="justify" draw:textarea-vertical-align="middle" draw:auto-grow-height="false" fo:min-height="1.295cm" fo:min-width="6.252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1.147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2cm" fo:min-width="9.40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306cm" fo:min-width="10.168cm"/>
    </style:style>
    <style:style style:name="gr32" style:family="graphic" style:parent-style-name="Default_5f_1">
      <style:graphic-properties draw:fill-color="#f7a19a" draw:textarea-horizontal-align="justify" draw:textarea-vertical-align="middle" draw:auto-grow-height="false" fo:min-height="0.893cm" fo:min-width="3.945cm"/>
    </style:style>
    <style:style style:name="gr33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02cm" fo:min-width="9.279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925cm" fo:min-width="9.914cm"/>
    </style:style>
    <style:style style:name="gr36" style:family="graphic" style:parent-style-name="standard">
      <style:graphic-properties draw:stroke="none" svg:stroke-color="#000000" draw:fill="none" draw:fill-color="#ffffff" fo:min-height="1.677cm"/>
    </style:style>
    <style:style style:name="gr37" style:family="graphic" style:parent-style-name="Default_5f_1">
      <style:graphic-properties draw:fill-color="#ed1c24" draw:textarea-horizontal-align="justify" draw:textarea-vertical-align="middle" draw:auto-grow-height="false" fo:min-height="1.528cm" fo:min-width="4.453cm"/>
    </style:style>
    <style:style style:name="gr38" style:family="graphic" style:parent-style-name="Default_5f_1">
      <style:graphic-properties draw:fill-color="#dddddd" draw:textarea-horizontal-align="justify" draw:textarea-vertical-align="middle" draw:auto-grow-height="false" fo:min-height="1.528cm" fo:min-width="4.453cm"/>
    </style:style>
    <style:style style:name="gr39" style:family="graphic" style:parent-style-name="Default_5f_1">
      <style:graphic-properties draw:textarea-horizontal-align="justify" draw:textarea-vertical-align="middle" draw:auto-grow-height="false" fo:min-height="4.957cm" fo:min-width="15.629cm"/>
    </style:style>
    <style:style style:name="gr40" style:family="graphic" style:parent-style-name="Default_5f_1">
      <style:graphic-properties draw:stroke="none" svg:stroke-color="#000000" draw:fill="none" draw:fill-color="#ffffff" fo:min-height="3.937cm"/>
    </style:style>
    <style:style style:name="gr41" style:family="graphic" style:parent-style-name="Default_5f_1">
      <style:graphic-properties draw:fill-color="#f58220" draw:textarea-horizontal-align="justify" draw:textarea-vertical-align="middle" draw:auto-grow-height="false" fo:min-height="0.739cm" fo:min-width="3.183cm"/>
    </style:style>
    <style:style style:name="gr42" style:family="graphic" style:parent-style-name="Default_5f_1">
      <style:graphic-properties draw:fill-color="#f58220" draw:textarea-horizontal-align="justify" draw:textarea-vertical-align="middle" draw:auto-grow-height="false" fo:min-height="0.648cm" fo:min-width="3.183cm"/>
    </style:style>
    <style:style style:name="gr43" style:family="graphic" style:parent-style-name="Default_5f_1">
      <style:graphic-properties draw:stroke="none" svg:stroke-color="#000000" draw:fill="none" draw:fill-color="#ffffff" fo:min-height="3.099cm"/>
    </style:style>
    <style:style style:name="gr44" style:family="graphic" style:parent-style-name="Default_5f_1_5f_1">
      <style:graphic-properties draw:fill-color="#cccccc" draw:textarea-horizontal-align="justify" draw:textarea-vertical-align="middle" draw:auto-grow-height="false" fo:min-height="1.528cm" fo:min-width="4.453cm"/>
    </style:style>
    <style:style style:name="gr45" style:family="graphic" style:parent-style-name="Default_5f_1_5f_1">
      <style:graphic-properties draw:fill-color="#ef413d" draw:textarea-horizontal-align="justify" draw:textarea-vertical-align="middle" draw:auto-grow-height="false" fo:min-height="1.528cm" fo:min-width="4.453cm"/>
    </style:style>
    <style:style style:name="gr46" style:family="graphic" style:parent-style-name="standard">
      <style:graphic-properties draw:textarea-horizontal-align="justify" draw:textarea-vertical-align="middle" draw:auto-grow-height="false" fo:min-height="3.179cm" fo:min-width="5.596cm"/>
    </style:style>
    <style:style style:name="gr47" style:family="graphic" style:parent-style-name="standard">
      <style:graphic-properties draw:textarea-horizontal-align="justify" draw:textarea-vertical-align="middle" draw:auto-grow-height="false" fo:min-height="3.052cm" fo:min-width="5.46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7a19a"/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f413d"/>
      <style:paragraph-properties fo:text-align="center"/>
      <style:text-properties fo:font-size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style:font-size-asian="18pt"/>
    </style:style>
    <style:style style:name="P10" style:family="paragraph">
      <loext:graphic-properties draw:fill-color="#f7a19a"/>
      <style:paragraph-properties fo:text-align="center"/>
      <style:text-properties style:font-size-asian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-color="#ed1c24"/>
      <style:paragraph-properties fo:text-align="center"/>
      <style:text-properties style:font-size-asian="18pt"/>
    </style:style>
    <style:style style:name="P14" style:family="paragraph">
      <loext:graphic-properties draw:fill-color="#dddddd"/>
      <style:paragraph-properties fo:text-align="center"/>
      <style:text-properties style:font-size-asian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style:font-size-asian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style:font-size-asian="28pt"/>
    </style:style>
    <style:style style:name="P19" style:family="paragraph">
      <loext:graphic-properties draw:fill-color="#ffffff"/>
      <style:paragraph-properties fo:text-align="center"/>
      <style:text-properties style:font-size-asian="18pt"/>
    </style:style>
    <style:style style:name="P20" style:family="paragraph">
      <loext:graphic-properties draw:fill-color="#ffffff"/>
      <style:paragraph-properties fo:text-align="center"/>
      <style:text-properties fo:font-size="18pt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-color="#ef413d"/>
      <style:paragraph-properties fo:text-align="center"/>
      <style:text-properties style:font-size-asian="18pt"/>
    </style:style>
    <style:style style:name="T1" style:family="text">
      <style:text-properties style:font-size-asian="18pt"/>
    </style:style>
    <style:style style:name="T2" style:family="text">
      <style:text-properties fo:font-size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1.778cm" svg:x="8.747cm" svg:y="3.921cm">
          <text:p text:style-name="P1">敏感词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53cm" svg:height="1.778cm" svg:x="15.224cm" svg:y="3.921cm">
          <text:p text:style-name="P1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1.778cm" svg:x="2.778cm" svg:y="3.921cm">
          <text:p text:style-name="P1">监控目标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129cm" svg:height="5.207cm" svg:x="2.931cm" svg:y="7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1.651cm" svg:x="3.566cm" svg:y="7.096cm">
          <text:p text:style-name="P1">网站：人民网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2.413cm" svg:x="13.345cm" svg:y="8.042cm">
          <text:p text:style-name="P1">启动|停止采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0.668cm" svg:height="3.476cm" svg:x="3.185cm" svg:y="8.747cm">
          <draw:text-box>
            <text:p>当前共采集了666000篇网页，提取文章30000篇，发现敏感词200个。</text:p>
            <text:p/>
          </draw:text-box>
        </draw:frame>
        <draw:custom-shape draw:style-name="gr5" draw:text-style-name="P4" draw:layer="layout" svg:width="5.207cm" svg:height="2.413cm" svg:x="13.345cm" svg:y="10.525cm">
          <text:p text:style-name="P1">修改配置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207cm" svg:height="2.413cm" svg:x="7.63cm" svg:y="10.525cm">
          <text:p text:style-name="P1">查看详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6.129cm" svg:height="5.207cm" svg:x="3.032cm" svg:y="14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953cm" svg:height="1.651cm" svg:x="3.667cm" svg:y="13.573cm">
          <text:p text:style-name="P1">主题：疫苗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668cm" svg:height="3.476cm" svg:x="3.286cm" svg:y="15.224cm">
          <draw:text-box>
            <text:p>当前共采集了666000篇网页，提取文章30000篇，发现敏感词200个。</text:p>
            <text:p/>
          </draw:text-box>
        </draw:frame>
        <draw:custom-shape draw:style-name="gr5" draw:text-style-name="P4" draw:layer="layout" svg:width="5.207cm" svg:height="2.413cm" svg:x="13.446cm" svg:y="17.002cm">
          <text:p text:style-name="P1">修改配置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207cm" svg:height="2.413cm" svg:x="7.731cm" svg:y="17.002cm">
          <text:p text:style-name="P1">查看详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032cm" svg:height="1.905cm" svg:x="0.645cm" svg:y="9.3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032cm" svg:height="1.905cm" svg:x="0.518cm" svg:y="15.986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032cm" svg:height="1.905cm" svg:x="7.757cm" svg:y="21.32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93cm" svg:height="2.286cm" svg:x="10.678cm" svg:y="21.574cm">
          <draw:text-box>
            <text:p><text:span text:style-name="T3">增加监控目标</text:span></text:p>
          </draw:text-box>
        </draw:frame>
        <draw:custom-shape draw:style-name="gr5" draw:text-style-name="P4" draw:layer="layout" svg:width="5.207cm" svg:height="2.413cm" svg:x="13.446cm" svg:y="14.462cm">
          <text:p text:style-name="P1">启动|停止采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1.524cm" svg:x="16.384cm" svg:y="1.635cm">
          <text:p text:style-name="P1">Ask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9" draw:layer="layout" svg:width="4.953cm" svg:height="1.778cm" svg:x="8.747cm" svg:y="3.921cm">
          <text:p text:style-name="P1"><text:span text:style-name="T1">敏感词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953cm" svg:height="1.778cm" svg:x="15.224cm" svg:y="3.921cm">
          <text:p text:style-name="P1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53cm" svg:height="1.778cm" svg:x="2.778cm" svg:y="3.921cm">
          <text:p text:style-name="P1"><text:span text:style-name="T1">监控目标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2.145cm" svg:height="2.859cm" svg:x="3.08cm" svg:y="6.075cm">
          <draw:text-box>
            <text:p><text:span text:style-name="T3">网站状态 ——人民网</text:span></text:p>
          </draw:text-box>
        </draw:frame>
        <draw:line draw:style-name="gr15" draw:text-style-name="P11" draw:layer="layout" svg:x1="1.267cm" svg:y1="14.435cm" svg:x2="14.221cm" svg:y2="14.435cm">
          <text:p/>
        </draw:line>
        <draw:line draw:style-name="gr15" draw:text-style-name="P11" draw:layer="layout" svg:x1="1.14cm" svg:y1="9.609cm" svg:x2="1.14cm" svg:y2="14.562cm">
          <text:p/>
        </draw:line>
        <draw:path draw:style-name="gr15" draw:text-style-name="P11" draw:layer="layout" svg:width="12.615cm" svg:height="1.557cm" svg:x="1.351cm" svg:y="11.236cm" svg:viewBox="0 0 12616 1558" svg:d="M0 1383c561-82 1159 60 1721-237 363-192 960 45 1146-435 268-691 841-526 1291-513 476 14 918 280 1362 474 435 190 817 492 1218 750 403 260 898 99 1290-79 430-195 772-605 1219-750 437-140 674-754 1183-553 406 162 872 3 1254 277l394 276 251 434 287 198">
          <text:p/>
        </draw:path>
        <draw:path draw:style-name="gr15" draw:text-style-name="P11" draw:layer="layout" svg:width="12.041cm" svg:height="3.763cm" draw:transform="skewX (0.0680678408277789) rotate (0.181863308057809) translate (1.26533263144544cm 10.5126730490276cm)" svg:viewBox="0 0 12042 3764" svg:d="M0 410c471 14 934 134 1400 214 340 59 681 134 1023 186 419 64 889 209 1308-80 376-260 745-552 1158-701 517-188 762 598 1132 879 453 343 536 1071 795 1612 187 389 394 792 770 1012 325 190 674 332 996 142 419-248 886-376 1282-680 393-301 872-338 1225-729l448-38 407-243 98-22">
          <text:p/>
        </draw:path>
        <draw:frame draw:style-name="gr16" draw:text-style-name="P12" draw:layer="layout" svg:width="8.509cm" svg:height="1.555cm" svg:x="3.426cm" svg:y="14.784cm">
          <draw:text-box>
            <text:p><text:span text:style-name="T3">每日更新趋势</text:span></text:p>
          </draw:text-box>
        </draw:frame>
        <draw:custom-shape draw:style-name="gr17" draw:text-style-name="P1" draw:layer="layout" svg:width="5.334cm" svg:height="5.715cm" svg:x="15.224cm" svg:y="9.001cm">
          <text:p text:style-name="P1">占比情况分析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13.97cm" svg:height="7.872cm" svg:x="3.032cm" svg:y="19.13cm">
          <draw:text-box>
            <text:p><text:span text:style-name="T3">统计数字：</text:span></text:p>
            <text:p><text:span text:style-name="T3"/></text:p>
            <text:p><text:span text:style-name="T3">采集网页：</text:span><text:span text:style-name="T3">2839238</text:span><text:span text:style-name="T3">条</text:span></text:p>
            <text:p><text:span text:style-name="T3">发现文章：</text:span><text:span text:style-name="T3">2323</text:span><text:span text:style-name="T3">篇</text:span></text:p>
            <text:p><text:span text:style-name="T3">错别字：</text:span><text:span text:style-name="T3">232</text:span><text:span text:style-name="T3">个</text:span></text:p>
            <text:p><text:span text:style-name="T3">敏感词：</text:span><text:span text:style-name="T3">23</text:span><text:span text:style-name="T3">个</text:span></text:p>
          </draw:text-box>
        </draw:fram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1.524cm" svg:x="16.384cm" svg:y="1.635cm">
          <text:p text:style-name="P1">Ask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9" draw:text-style-name="P13" draw:layer="layout" svg:width="4.953cm" svg:height="1.778cm" svg:x="8.747cm" svg:y="3.921cm">
          <text:p text:style-name="P1"><text:span text:style-name="T1">敏感词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953cm" svg:height="1.778cm" svg:x="14.335cm" svg:y="3.921cm">
          <text:p text:style-name="P1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4.953cm" svg:height="1.778cm" svg:x="2.778cm" svg:y="3.921cm">
          <text:p text:style-name="P1"><text:span text:style-name="T1">监控目标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6.129cm" svg:height="5.207cm" svg:x="2.931cm" svg:y="7.731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5.595cm" svg:height="4.187cm" svg:x="3.312cm" svg:y="8.112cm">
          <draw:text-box>
            <text:p><text:span text:style-name="T4">网页：</text:span><text:span text:style-name="T4"><text:a xlink:href="http://www.test.com/abc.html" xlink:type="simple">http://www.test.com/abc.html</text:a></text:span></text:p>
            <text:p><text:span text:style-name="T4">时间：</text:span><text:span text:style-name="T4">2018-10-10 22:15:10</text:span></text:p>
            <text:p><text:span text:style-name="T4"/></text:p>
            <text:p><text:span text:style-name="T4">木信息以相容，全娟娟意识流</text:span></text:p>
            <text:p><text:span text:style-name="T4"/></text:p>
          </draw:text-box>
        </draw:frame>
        <draw:frame draw:style-name="gr24" draw:text-style-name="P7" draw:layer="layout" svg:width="12.145cm" svg:height="2.859cm" svg:x="3.079cm" svg:y="6.074cm">
          <draw:text-box>
            <text:p><text:span text:style-name="T3">采集的文章列表</text:span></text:p>
          </draw:text-box>
        </draw:frame>
        <draw:custom-shape draw:style-name="gr22" draw:text-style-name="P1" draw:layer="layout" svg:width="16.129cm" svg:height="5.207cm" svg:x="2.931cm" svg:y="13.331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5.595cm" svg:height="4.187cm" svg:x="3.312cm" svg:y="13.712cm">
          <draw:text-box>
            <text:p><text:span text:style-name="T4">网页：</text:span><text:span text:style-name="T4"><text:a xlink:href="http://www.test.com/abc.html" xlink:type="simple">http://www.test.com/abc.html</text:a></text:span></text:p>
            <text:p><text:span text:style-name="T4">时间：</text:span><text:span text:style-name="T4">2018-10-10 22:15:10</text:span></text:p>
            <text:p><text:span text:style-name="T4"/></text:p>
            <text:p><text:span text:style-name="T4">木信息以相容，全娟娟意识流</text:span></text:p>
            <text:p><text:span text:style-name="T4"/></text:p>
          </draw:text-box>
        </draw:frame>
        <draw:custom-shape draw:style-name="gr22" draw:text-style-name="P1" draw:layer="layout" svg:width="16.129cm" svg:height="5.207cm" svg:x="2.931cm" svg:y="18.731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5.595cm" svg:height="4.187cm" svg:x="3.312cm" svg:y="19.112cm">
          <draw:text-box>
            <text:p><text:span text:style-name="T4">网页：</text:span><text:span text:style-name="T4"><text:a xlink:href="http://www.test.com/abc.html" xlink:type="simple">http://www.test.com/abc.html</text:a></text:span></text:p>
            <text:p><text:span text:style-name="T4">时间：</text:span><text:span text:style-name="T4">2018-10-10 22:15:10</text:span></text:p>
            <text:p><text:span text:style-name="T4"/></text:p>
            <text:p><text:span text:style-name="T4">木信息以相容，全娟娟意识流</text:span></text:p>
            <text:p><text:span text:style-name="T4"/></text:p>
          </draw:text-box>
        </draw:fram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1.524cm" svg:x="16.384cm" svg:y="1.635cm">
          <text:p text:style-name="P1">Ask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9" draw:layer="layout" svg:width="4.953cm" svg:height="1.778cm" svg:x="8.747cm" svg:y="3.921cm">
          <text:p text:style-name="P16">敏感词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953cm" svg:height="1.778cm" svg:x="15.224cm" svg:y="3.921cm">
          <text:p text:style-name="P16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53cm" svg:height="1.778cm" svg:x="2.778cm" svg:y="3.921cm">
          <text:p text:style-name="P16">监控目标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3.556cm" svg:height="1.524cm" svg:x="16.384cm" svg:y="1.635cm">
          <text:p text:style-name="P17">Ask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8.161cm" svg:height="18.574cm" svg:x="1.508cm" svg:y="8.4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6.858cm" svg:height="1.651cm" svg:x="3.159cm" svg:y="7.451cm">
          <text:p text:style-name="P16"><text:span text:style-name="T1">主题监控目标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" draw:layer="layout" svg:width="3.937cm" svg:height="1.555cm" svg:x="3.413cm" svg:y="10.118cm">
          <draw:text-box>
            <text:p text:style-name="P18"><text:span text:style-name="T2">主题：</text:span></text:p>
          </draw:text-box>
        </draw:frame>
        <draw:custom-shape draw:style-name="gr30" draw:text-style-name="P19" draw:layer="layout" svg:width="9.906cm" svg:height="1.27cm" svg:x="7.477cm" svg:y="10.118cm">
          <text:p text:style-name="P16">人民大学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953cm" svg:height="2.859cm" svg:x="2.27cm" svg:y="14.055cm">
          <draw:text-box>
            <text:p text:style-name="P18"><text:span text:style-name="T2">关键词：</text:span></text:p>
          </draw:text-box>
        </draw:frame>
        <draw:custom-shape draw:style-name="gr31" draw:text-style-name="P20" draw:layer="layout" svg:width="10.668cm" svg:height="3.556cm" svg:x="7.35cm" svg:y="14.055cm">
          <text:p text:style-name="P17">人大</text:p>
          <text:p text:style-name="P17">人民大学</text:p>
          <text:p text:style-name="P17">通州校区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445cm" svg:height="1.143cm" svg:x="10.144cm" svg:y="25.358cm">
          <text:p text:style-name="P16"><text:span text:style-name="T1">保存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889cm" svg:x="5.191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953cm" svg:height="2.286cm" svg:x="1cm" svg:y="19.288cm">
          <draw:text-box>
            <text:p text:style-name="P18"><text:span text:style-name="T2">来源：</text:span></text:p>
          </draw:text-box>
        </draw:frame>
        <draw:frame draw:style-name="gr9" draw:text-style-name="P7" draw:layer="layout" svg:width="4.953cm" svg:height="2.286cm" svg:x="6.588cm" svg:y="19.288cm">
          <draw:text-box>
            <text:p text:style-name="P18"><text:span text:style-name="T2">百度新</text:span><text:span text:style-name="T2">闻</text:span></text:p>
          </draw:text-box>
        </draw:frame>
        <draw:custom-shape draw:style-name="gr33" draw:text-style-name="P1" draw:layer="layout" svg:width="0.762cm" svg:height="0.889cm" svg:x="11.691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953cm" svg:height="2.286cm" svg:x="13.088cm" svg:y="19.288cm">
          <draw:text-box>
            <text:p text:style-name="P18"><text:span text:style-name="T2">微信</text:span></text:p>
          </draw:text-box>
        </draw:frame>
        <draw:custom-shape draw:style-name="gr33" draw:text-style-name="P1" draw:layer="layout" svg:width="0.762cm" svg:height="0.889cm" svg:x="5.191cm" svg:y="2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953cm" svg:height="2.286cm" svg:x="6.588cm" svg:y="21.288cm">
          <draw:text-box>
            <text:p text:style-name="P18"><text:span text:style-name="T2">微博</text:span></text:p>
          </draw:text-box>
        </draw:frame>
        <draw:custom-shape draw:style-name="gr33" draw:text-style-name="P1" draw:layer="layout" svg:width="0.762cm" svg:height="0.889cm" svg:x="11.691cm" svg:y="2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953cm" svg:height="2.286cm" svg:x="13.088cm" svg:y="21.288cm">
          <draw:text-box>
            <text:p text:style-name="P18"><text:span text:style-name="T2">知乎</text:span></text:p>
          </draw:text-box>
        </draw:frame>
      </draw:page>
      <draw:page draw:name="page5" draw:style-name="dp1" draw:master-page-name="Default">
        <draw:custom-shape draw:style-name="gr27" draw:text-style-name="P1" draw:layer="layout" svg:width="18.161cm" svg:height="18.574cm" svg:x="2.143cm" svg:y="8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953cm" svg:height="1.778cm" svg:x="8.747cm" svg:y="3.921cm">
          <text:p text:style-name="P16"><text:span text:style-name="T1">敏感词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953cm" svg:height="1.778cm" svg:x="15.224cm" svg:y="3.921cm">
          <text:p text:style-name="P16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53cm" svg:height="1.778cm" svg:x="2.778cm" svg:y="3.921cm">
          <text:p text:style-name="P16"><text:span text:style-name="T1">监控目标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6.858cm" svg:height="1.651cm" svg:x="3.159cm" svg:y="7.477cm">
          <text:p text:style-name="P16"><text:span text:style-name="T1">网站监控目标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" draw:layer="layout" svg:width="3.937cm" svg:height="2.859cm" svg:x="3.413cm" svg:y="10.144cm">
          <draw:text-box>
            <text:p text:style-name="P18"><text:span text:style-name="T2">网站名称：</text:span></text:p>
          </draw:text-box>
        </draw:frame>
        <draw:custom-shape draw:style-name="gr30" draw:text-style-name="P19" draw:layer="layout" svg:width="9.906cm" svg:height="1.27cm" svg:x="7.477cm" svg:y="10.144cm">
          <text:p text:style-name="P16">测试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3.937cm" svg:height="1.555cm" svg:x="3.413cm" svg:y="12.049cm">
          <draw:text-box>
            <text:p text:style-name="P18"><text:span text:style-name="T2">主页：</text:span></text:p>
          </draw:text-box>
        </draw:frame>
        <draw:custom-shape draw:style-name="gr34" draw:text-style-name="P20" draw:layer="layout" svg:width="9.779cm" svg:height="1.27cm" svg:x="7.477cm" svg:y="12.049cm">
          <text:p text:style-name="P17">http://www.example.com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3.937cm" svg:height="2.859cm" svg:x="3.54cm" svg:y="18.526cm">
          <draw:text-box>
            <text:p text:style-name="P18"><text:span text:style-name="T2">重要栏目：</text:span></text:p>
          </draw:text-box>
        </draw:frame>
        <draw:custom-shape draw:style-name="gr35" draw:text-style-name="P20" draw:layer="layout" svg:width="10.414cm" svg:height="3.175cm" svg:x="7.604cm" svg:y="18.526cm">
          <text:p text:style-name="P17">http://www.test.com/1.html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3.937cm" svg:height="4.163cm" svg:x="3.286cm" svg:y="14.081cm">
          <draw:text-box>
            <text:p text:style-name="P18"><text:span text:style-name="T2">文章链接模式：</text:span></text:p>
          </draw:text-box>
        </draw:frame>
        <draw:custom-shape draw:style-name="gr31" draw:text-style-name="P20" draw:layer="layout" svg:width="10.668cm" svg:height="3.556cm" svg:x="7.35cm" svg:y="14.081cm">
          <text:p text:style-name="P17">http://www.test.com/article/\d+.html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3.937cm" svg:height="2.859cm" svg:x="3.54cm" svg:y="21.955cm">
          <draw:text-box>
            <text:p text:style-name="P18"><text:span text:style-name="T2">非监控链接：</text:span></text:p>
          </draw:text-box>
        </draw:frame>
        <draw:custom-shape draw:style-name="gr35" draw:text-style-name="P20" draw:layer="layout" svg:width="10.414cm" svg:height="3.175cm" svg:x="7.604cm" svg:y="21.955cm">
          <text:p text:style-name="P17">http://www.test.com/1.html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445cm" svg:height="1.143cm" svg:x="10.144cm" svg:y="25.384cm">
          <text:p text:style-name="P16"><text:span text:style-name="T1">保存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.556cm" svg:height="1.524cm" svg:x="16.384cm" svg:y="1.635cm">
          <text:p text:style-name="P17">Ask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7" draw:text-style-name="P21" draw:layer="layout" svg:width="4.953cm" svg:height="1.778cm" svg:x="8.747cm" svg:y="3.921cm">
          <text:p text:style-name="P1">敏感词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953cm" svg:height="1.778cm" svg:x="14.335cm" svg:y="3.921cm">
          <text:p text:style-name="P1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4.953cm" svg:height="1.778cm" svg:x="2.778cm" svg:y="3.921cm">
          <text:p text:style-name="P1">监控目标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6.129cm" svg:height="5.207cm" svg:x="2.931cm" svg:y="7.731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15.595cm" svg:height="4.187cm" svg:x="3.312cm" svg:y="8.112cm">
          <draw:text-box>
            <text:p>网页：<text:a xlink:href="http://www.test.com/abc.html" xlink:type="simple">http://www.test.com/abc.html</text:a></text:p>
            <text:p>时间：2018-10-10 22:15:10</text:p>
            <text:p/>
            <text:p>中国和台湾（应为中国大陆和中国台湾）。。。。</text:p>
            <text:p/>
          </draw:text-box>
        </draw:frame>
        <draw:custom-shape draw:style-name="gr41" draw:text-style-name="P4" draw:layer="layout" svg:width="5.207cm" svg:height="1.397cm" svg:x="8.747cm" svg:y="11.414cm">
          <text:p text:style-name="P1">查看缓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5.207cm" svg:height="1.27cm" svg:x="13.8cm" svg:y="11.487cm">
          <text:p text:style-name="P1">查看网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5.207cm" svg:height="1.397cm" svg:x="3.794cm" svg:y="11.414cm">
          <text:p text:style-name="P1">移除本提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6.129cm" svg:height="5.207cm" svg:x="2.931cm" svg:y="13.231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15.595cm" svg:height="3.349cm" svg:x="3.312cm" svg:y="13.612cm">
          <draw:text-box>
            <text:p>网页：<text:a xlink:href="http://www.test.com/abc.html" xlink:type="simple">http://www.test.com/abc.html</text:a></text:p>
            <text:p/>
            <text:p>中国和台湾（应为中国大陆和中国台湾）。。。。</text:p>
            <text:p/>
          </draw:text-box>
        </draw:frame>
        <draw:custom-shape draw:style-name="gr41" draw:text-style-name="P4" draw:layer="layout" svg:width="5.207cm" svg:height="1.397cm" svg:x="8.747cm" svg:y="16.914cm">
          <text:p text:style-name="P1">查看缓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5.207cm" svg:height="1.27cm" svg:x="13.8cm" svg:y="16.987cm">
          <text:p text:style-name="P1">查看网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5.207cm" svg:height="1.397cm" svg:x="3.794cm" svg:y="16.914cm">
          <text:p text:style-name="P1">移除本提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6.129cm" svg:height="5.207cm" svg:x="2.931cm" svg:y="18.831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15.595cm" svg:height="3.349cm" svg:x="3.312cm" svg:y="19.212cm">
          <draw:text-box>
            <text:p>网页：<text:a xlink:href="http://www.test.com/abc.html" xlink:type="simple">http://www.test.com/abc.html</text:a></text:p>
            <text:p/>
            <text:p>中国和台湾（应为中国大陆和中国台湾）。。。。</text:p>
            <text:p/>
          </draw:text-box>
        </draw:frame>
        <draw:custom-shape draw:style-name="gr41" draw:text-style-name="P4" draw:layer="layout" svg:width="5.207cm" svg:height="1.397cm" svg:x="8.747cm" svg:y="22.514cm">
          <text:p text:style-name="P1">查看缓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5.207cm" svg:height="1.27cm" svg:x="13.8cm" svg:y="22.587cm">
          <text:p text:style-name="P1">查看网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5.207cm" svg:height="1.397cm" svg:x="3.794cm" svg:y="22.514cm">
          <text:p text:style-name="P1">移除本提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2.145cm" svg:height="2.859cm" svg:x="3.079cm" svg:y="6.074cm">
          <draw:text-box>
            <text:p><text:span text:style-name="T3">发现的敏感词列表</text:span></text:p>
          </draw:text-box>
        </draw:fram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1.524cm" svg:x="16.384cm" svg:y="1.635cm">
          <text:p text:style-name="P1">Ask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44" draw:text-style-name="P9" draw:layer="layout" svg:width="4.953cm" svg:height="1.778cm" svg:x="8.747cm" svg:y="3.921cm">
          <text:p text:style-name="P1"><text:span text:style-name="T1">敏感词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4.953cm" svg:height="1.778cm" svg:x="15.224cm" svg:y="3.921cm">
          <text:p text:style-name="P1"><text:span text:style-name="T1">运行状态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4.953cm" svg:height="1.778cm" svg:x="2.778cm" svg:y="3.921cm">
          <text:p text:style-name="P1"><text:span text:style-name="T1">监控目标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335cm" svg:height="1.524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56cm" svg:height="1.524cm" svg:x="16.384cm" svg:y="1.635cm">
          <text:p text:style-name="P1">Ask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6.096cm" svg:height="3.429cm" svg:x="3.159cm" svg:y="9.636cm">
          <text:p text:style-name="P1">错误报警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5.969cm" svg:height="3.302cm" svg:x="10.906cm" svg:y="9.736cm">
          <text:p text:style-name="P1">运行日志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5.969cm" svg:height="3.302cm" svg:x="3.032cm" svg:y="14.589cm">
          <text:p text:style-name="P1">IP代理设置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5.969cm" svg:height="3.302cm" svg:x="10.652cm" svg:y="14.589cm">
          <text:p text:style-name="P1">API文档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20:19:56.864766830</meta:creation-date>
    <dc:date>2018-10-18T13:57:45.210846004</dc:date>
    <meta:editing-duration>PT1H44M56S</meta:editing-duration>
    <meta:editing-cycles>74</meta:editing-cycles>
    <meta:generator>LibreOffice/6.0.6.2$Linux_X86_64 LibreOffice_project/00m0$Build-2</meta:generator>
    <meta:document-statistic meta:object-count="115"/>
  </office:meta>
</office:document-meta>
</file>